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8.6pt"/>
    </style:style>
    <style:style style:name="co8" style:family="table-column">
      <style:table-column-properties fo:break-before="auto" style:column-width="7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12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8"/>
          <table:table-cell table:style-name="ce10" office:value-type="string" calcext:value-type="string" table:number-columns-spanned="2" table:number-rows-spanned="1">
            <text:p>22LR</text:p>
          </table:table-cell>
          <table:covered-table-cell/>
          <table:table-cell/>
          <table:table-cell table:style-name="ce10" office:value-type="string" calcext:value-type="string" table:number-columns-spanned="3" table:number-rows-spanned="1">
            <text:p>9mm</text:p>
          </table:table-cell>
          <table:covered-table-cell table:number-columns-repeated="2"/>
          <table:table-cell table:style-name="ce10" office:value-type="string" calcext:value-type="string" table:number-columns-spanned="2" table:number-rows-spanned="1">
            <text:p>.45 ACP</text:p>
          </table:table-cell>
          <table:covered-table-cell/>
          <table:table-cell table:number-columns-repeated="2"/>
        </table:table-row>
        <table:table-row table:style-name="ro1">
          <table:table-cell table:style-name="ce8" office:value-type="string" calcext:value-type="string">
            <text:p>Desired Weight (g)</text:p>
          </table:table-cell>
          <table:table-cell table:formula="of:=0.4/0.0022046" office:value-type="float" office:value="181.438809761408" calcext:value-type="float">
            <text:p>181.438809761408</text:p>
          </table:table-cell>
          <table:table-cell table:formula="of:=0.4/0.0022046" office:value-type="float" office:value="181.438809761408" calcext:value-type="float">
            <text:p>181.438809761408</text:p>
          </table:table-cell>
          <table:table-cell table:formula="of:=0.4/0.0022046" office:value-type="float" office:value="181.438809761408" calcext:value-type="float">
            <text:p>181.438809761408</text:p>
          </table:table-cell>
          <table:table-cell table:formula="of:=1.7/0.0022046" office:value-type="float" office:value="771.114941485984" calcext:value-type="float">
            <text:p>771.114941485984</text:p>
          </table:table-cell>
          <table:table-cell table:formula="of:=1.7/0.0022046" office:value-type="float" office:value="771.114941485984" calcext:value-type="float">
            <text:p>771.114941485984</text:p>
          </table:table-cell>
          <table:table-cell table:formula="of:=1.7/0.0022046" office:value-type="float" office:value="771.114941485984" calcext:value-type="float">
            <text:p>771.114941485984</text:p>
          </table:table-cell>
          <table:table-cell table:number-columns-repeated="2" office:value-type="float" office:value="1043.262" calcext:value-type="float">
            <text:p>1043.262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Desired Weight (oz)</text:p>
          </table:table-cell>
          <table:table-cell table:formula="of:=[.B2]/28.34952" office:value-type="float" office:value="6.40006637718762" calcext:value-type="float">
            <text:p>6.40006637718762</text:p>
          </table:table-cell>
          <table:table-cell table:formula="of:=[.C2]/28.34952" office:value-type="float" office:value="6.40006637718762" calcext:value-type="float">
            <text:p>6.40006637718762</text:p>
          </table:table-cell>
          <table:table-cell table:formula="of:=[.D2]/28.34952" office:value-type="float" office:value="6.40006637718762" calcext:value-type="float">
            <text:p>6.40006637718762</text:p>
          </table:table-cell>
          <table:table-cell table:formula="of:=[.E2]/28.34952" office:value-type="float" office:value="27.2002821030474" calcext:value-type="float">
            <text:p>27.2002821030474</text:p>
          </table:table-cell>
          <table:table-cell table:formula="of:=[.F2]/28.34952" office:value-type="float" office:value="27.2002821030474" calcext:value-type="float">
            <text:p>27.2002821030474</text:p>
          </table:table-cell>
          <table:table-cell table:formula="of:=[.G2]/28.34952" office:value-type="float" office:value="27.2002821030474" calcext:value-type="float">
            <text:p>27.2002821030474</text:p>
          </table:table-cell>
          <table:table-cell table:formula="of:=[.H2]/28.34952" office:value-type="float" office:value="36.7999881479475" calcext:value-type="float">
            <text:p>36.7999881479475</text:p>
          </table:table-cell>
          <table:table-cell table:formula="of:=[.I2]/28.34952" office:value-type="float" office:value="36.7999881479475" calcext:value-type="float">
            <text:p>36.799988147947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Rod Diameter (in)</text:p>
          </table:table-cell>
          <table:table-cell table:style-name="ce11" table:formula="of:=3/8" office:value-type="float" office:value="0.375" calcext:value-type="float">
            <text:p>0.3750</text:p>
          </table:table-cell>
          <table:table-cell table:style-name="ce11" office:value-type="float" office:value="0.5" calcext:value-type="float">
            <text:p>0.5000</text:p>
          </table:table-cell>
          <table:table-cell table:style-name="ce11" office:value-type="float" office:value="0.75" calcext:value-type="float">
            <text:p>0.7500</text:p>
          </table:table-cell>
          <table:table-cell table:style-name="ce11" table:formula="of:=1/2" office:value-type="float" office:value="0.5" calcext:value-type="float">
            <text:p>0.5000</text:p>
          </table:table-cell>
          <table:table-cell table:style-name="ce11" table:formula="of:=3/4" office:value-type="float" office:value="0.75" calcext:value-type="float">
            <text:p>0.7500</text:p>
          </table:table-cell>
          <table:table-cell table:style-name="ce11" table:formula="of:=1" office:value-type="float" office:value="1" calcext:value-type="float">
            <text:p>1.0000</text:p>
          </table:table-cell>
          <table:table-cell table:style-name="ce11" office:value-type="float" office:value="0.75" calcext:value-type="float">
            <text:p>0.7500</text:p>
          </table:table-cell>
          <table:table-cell table:style-name="ce11" office:value-type="float" office:value="1" calcext:value-type="float">
            <text:p>1.000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Rod Diameter (cm)</text:p>
          </table:table-cell>
          <table:table-cell table:formula="of:=[.B4]*25.4/10" office:value-type="float" office:value="0.9525" calcext:value-type="float">
            <text:p>0.9525</text:p>
          </table:table-cell>
          <table:table-cell table:formula="of:=[.C4]*25.4/10" office:value-type="float" office:value="1.27" calcext:value-type="float">
            <text:p>1.27</text:p>
          </table:table-cell>
          <table:table-cell table:formula="of:=[.D4]*25.4/10" office:value-type="float" office:value="1.905" calcext:value-type="float">
            <text:p>1.905</text:p>
          </table:table-cell>
          <table:table-cell table:formula="of:=[.E4]*25.4/10" office:value-type="float" office:value="1.27" calcext:value-type="float">
            <text:p>1.27</text:p>
          </table:table-cell>
          <table:table-cell table:formula="of:=[.F4]*25.4/10" office:value-type="float" office:value="1.905" calcext:value-type="float">
            <text:p>1.905</text:p>
          </table:table-cell>
          <table:table-cell table:formula="of:=[.G4]*25.4/10" office:value-type="float" office:value="2.54" calcext:value-type="float">
            <text:p>2.54</text:p>
          </table:table-cell>
          <table:table-cell table:formula="of:=[.H4]*25.4/10" office:value-type="float" office:value="1.905" calcext:value-type="float">
            <text:p>1.905</text:p>
          </table:table-cell>
          <table:table-cell table:formula="of:=[.I4]*25.4/10" office:value-type="float" office:value="2.54" calcext:value-type="float">
            <text:p>2.54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9" office:value-type="string" calcext:value-type="string">
            <text:p>Density of Steel (g/cm^3)</text:p>
          </table:table-cell>
          <table:table-cell table:number-columns-repeated="6" table:style-name="ce9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d Volume (cm^3)</text:p>
          </table:table-cell>
          <table:table-cell table:formula="of:=[.B2]/[.B10]" office:value-type="float" office:value="22.679851220176" calcext:value-type="float">
            <text:p>22.679851220176</text:p>
          </table:table-cell>
          <table:table-cell table:formula="of:=[.C2]/[.C10]" office:value-type="float" office:value="22.679851220176" calcext:value-type="float">
            <text:p>22.679851220176</text:p>
          </table:table-cell>
          <table:table-cell table:formula="of:=[.D2]/[.D10]" office:value-type="float" office:value="22.679851220176" calcext:value-type="float">
            <text:p>22.679851220176</text:p>
          </table:table-cell>
          <table:table-cell table:formula="of:=[.E2]/[.E10]" office:value-type="float" office:value="96.389367685748" calcext:value-type="float">
            <text:p>96.389367685748</text:p>
          </table:table-cell>
          <table:table-cell table:formula="of:=[.F2]/[.F10]" office:value-type="float" office:value="96.389367685748" calcext:value-type="float">
            <text:p>96.389367685748</text:p>
          </table:table-cell>
          <table:table-cell table:formula="of:=[.G2]/[.G10]" office:value-type="float" office:value="96.389367685748" calcext:value-type="float">
            <text:p>96.389367685748</text:p>
          </table:table-cell>
          <table:table-cell table:formula="of:=[.H2]/[.H10]" office:value-type="float" office:value="130.40775" calcext:value-type="float">
            <text:p>130.40775</text:p>
          </table:table-cell>
          <table:table-cell table:formula="of:=[.I2]/[.I10]" office:value-type="float" office:value="130.40775" calcext:value-type="float">
            <text:p>130.40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 Area (cm^2)</text:p>
          </table:table-cell>
          <table:table-cell table:formula="of:=3.14*[.B5]" office:value-type="float" office:value="2.99085" calcext:value-type="float">
            <text:p>2.99085</text:p>
          </table:table-cell>
          <table:table-cell table:formula="of:=3.14*[.C5]" office:value-type="float" office:value="3.9878" calcext:value-type="float">
            <text:p>3.9878</text:p>
          </table:table-cell>
          <table:table-cell table:formula="of:=3.14*[.D5]" office:value-type="float" office:value="5.9817" calcext:value-type="float">
            <text:p>5.9817</text:p>
          </table:table-cell>
          <table:table-cell table:formula="of:=3.14*[.E5]" office:value-type="float" office:value="3.9878" calcext:value-type="float">
            <text:p>3.9878</text:p>
          </table:table-cell>
          <table:table-cell table:formula="of:=3.14*[.F5]" office:value-type="float" office:value="5.9817" calcext:value-type="float">
            <text:p>5.9817</text:p>
          </table:table-cell>
          <table:table-cell table:formula="of:=3.14*[.G5]" office:value-type="float" office:value="7.9756" calcext:value-type="float">
            <text:p>7.9756</text:p>
          </table:table-cell>
          <table:table-cell table:formula="of:=3.14*[.H5]" office:value-type="float" office:value="5.9817" calcext:value-type="float">
            <text:p>5.9817</text:p>
          </table:table-cell>
          <table:table-cell table:formula="of:=3.14*[.I5]" office:value-type="float" office:value="7.9756" calcext:value-type="float">
            <text:p>7.9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d Length (cm)</text:p>
          </table:table-cell>
          <table:table-cell table:formula="of:=[.B11]/[.B12]" office:value-type="float" office:value="7.58307879705636" calcext:value-type="float">
            <text:p>7.58307879705636</text:p>
          </table:table-cell>
          <table:table-cell table:formula="of:=[.C11]/[.C12]" office:value-type="float" office:value="5.68730909779227" calcext:value-type="float">
            <text:p>5.68730909779227</text:p>
          </table:table-cell>
          <table:table-cell table:formula="of:=[.D11]/[.D12]" office:value-type="float" office:value="3.79153939852818" calcext:value-type="float">
            <text:p>3.79153939852818</text:p>
          </table:table-cell>
          <table:table-cell table:formula="of:=[.E11]/[.E12]" office:value-type="float" office:value="24.1710636656171" calcext:value-type="float">
            <text:p>24.1710636656171</text:p>
          </table:table-cell>
          <table:table-cell table:formula="of:=[.F11]/[.F12]" office:value-type="float" office:value="16.1140424437448" calcext:value-type="float">
            <text:p>16.1140424437448</text:p>
          </table:table-cell>
          <table:table-cell table:formula="of:=[.G11]/[.G12]" office:value-type="float" office:value="12.0855318328086" calcext:value-type="float">
            <text:p>12.0855318328086</text:p>
          </table:table-cell>
          <table:table-cell table:formula="of:=[.H11]/[.H12]" office:value-type="float" office:value="21.801118411154" calcext:value-type="float">
            <text:p>21.801118411154</text:p>
          </table:table-cell>
          <table:table-cell table:formula="of:=[.I11]/[.I12]" office:value-type="float" office:value="16.3508388083655" calcext:value-type="float">
            <text:p>16.3508388083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d Length (in)</text:p>
          </table:table-cell>
          <table:table-cell table:formula="of:=[.B13]/2.54" office:value-type="float" office:value="2.98546409332927" calcext:value-type="float">
            <text:p>2.98546409332927</text:p>
          </table:table-cell>
          <table:table-cell table:formula="of:=[.C13]/2.54" office:value-type="float" office:value="2.23909806999696" calcext:value-type="float">
            <text:p>2.23909806999696</text:p>
          </table:table-cell>
          <table:table-cell table:formula="of:=[.D13]/2.54" office:value-type="float" office:value="1.49273204666464" calcext:value-type="float">
            <text:p>1.49273204666464</text:p>
          </table:table-cell>
          <table:table-cell table:formula="of:=[.E13]/2.54" office:value-type="float" office:value="9.51616679748706" calcext:value-type="float">
            <text:p>9.51616679748706</text:p>
          </table:table-cell>
          <table:table-cell table:formula="of:=[.F13]/2.54" office:value-type="float" office:value="6.34411119832471" calcext:value-type="float">
            <text:p>6.34411119832471</text:p>
          </table:table-cell>
          <table:table-cell table:formula="of:=[.G13]/2.54" office:value-type="float" office:value="4.75808339874353" calcext:value-type="float">
            <text:p>4.75808339874353</text:p>
          </table:table-cell>
          <table:table-cell table:formula="of:=[.H13]/2.54" office:value-type="float" office:value="8.58311748470631" calcext:value-type="float">
            <text:p>8.58311748470631</text:p>
          </table:table-cell>
          <table:table-cell table:formula="of:=[.I13]/2.54" office:value-type="float" office:value="6.43733811352973" calcext:value-type="float">
            <text:p>6.43733811352973</text:p>
          </table:table-cell>
          <table:table-cell table:number-columns-repeated="2"/>
        </table:table-row>
        <table:table-row table:style-name="ro1">
          <table:table-cell table:style-name="ce8" table:number-columns-repeated="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/00/0000</text:date>, <text:time style:data-style-name="N2" text:time-value="16:50:37.064088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6:43:12.051100857</meta:creation-date>
    <meta:editing-duration>P0D</meta:editing-duration>
    <meta:editing-cycles>1</meta:editing-cycles>
    <meta:generator>LibreOffice/5.4.6.2$Linux_X86_64 LibreOffice_project/40m0$Build-2</meta:generator>
    <dc:title>Bolt Weight/Length Calculator</dc:title>
    <meta:document-statistic meta:table-count="1" meta:cell-count="84" meta:object-count="0"/>
  </office:meta>
</office:document-meta>
</file>